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5cm" svg:y1="2.5cm" svg:x2="8cm" svg:y2="7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Greg Baker</meta:initial-creator>
    <meta:creation-date>2011-08-29T15:59:10</meta:creation-date>
    <dc:date>2011-08-29T15:59:30</dc:date>
    <dc:creator>Greg Baker</dc:creator>
    <meta:editing-duration>PT21S</meta:editing-duration>
    <meta:editing-cycles>1</meta:editing-cycles>
    <meta:document-statistic meta:object-count="1"/>
    <meta:generator>LibreOffice/3.3$Unix LibreOffice_project/330m19$Build-301</meta:generator>
  </office:meta>
</office:document-meta>
</file>